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becab" officeooo:paragraph-rsid="000becab" style:font-weight-asian="bold" style:font-weight-complex="bold"/>
    </style:style>
    <style:style style:name="P4" style:family="paragraph" style:parent-style-name="Standard">
      <style:text-properties fo:color="#ff0000" fo:font-weight="bold" style:font-weight-asian="bold" style:font-weight-complex="bold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officeooo:rsid="000beca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style:text-line-through-style="solid" style:text-line-through-type="single" fo:font-weight="bold" style:font-weight-asian="bold" style:font-weight-complex="bold"/>
    </style:style>
    <style:style style:name="T14" style:family="text">
      <style:text-properties style:text-line-through-style="none" style:text-line-through-type="none" fo:font-weight="bold" style:font-weight-asian="bold" style:font-weight-complex="bold"/>
    </style:style>
    <style:style style:name="T15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800080"/>
    </style:style>
    <style:style style:name="T19" style:family="text">
      <style:text-properties fo:color="#800080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a933"/>
    </style:style>
    <style:style style:name="T22" style:family="text">
      <style:text-properties fo:color="#00a933" fo:font-weight="bold" style:font-weight-asian="bold" style:font-weight-complex="bold"/>
    </style:style>
    <style:style style:name="T23" style:family="text">
      <style:text-properties fo:color="#bf0041" fo:font-weight="bold" style:font-weight-asian="bold" style:font-weight-complex="bold"/>
    </style:style>
    <style:style style:name="T24" style:family="text">
      <style:text-properties fo:color="#bf0041" fo:font-weight="bold" fo:background-color="#ffff00" loext:char-shading-value="0" style:font-weight-asian="bold" style:font-weight-complex="bold"/>
    </style:style>
    <style:style style:name="T25" style:family="text">
      <style:text-properties fo:color="#000000" fo:font-weight="bold" fo:background-color="#ffff00" loext:char-shading-value="0" style:font-weight-asian="bold" style:font-weight-complex="bold"/>
    </style:style>
    <style:style style:name="T26" style:family="text">
      <style:text-properties fo:color="#000000" fo:font-weight="normal" fo:background-color="#ffff00" loext:char-shading-value="0" style:font-weight-asian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0d71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Criando o game:</text:span></text:p>
      <text:p text:style-name="P1">/*</text:p>
      <text:p text:style-name="P1"><text:s/>* criar o array deck;</text:p>
      <text:p text:style-name="P1"><text:s/>* este deck deve ter 8 pares de cards;</text:p>
      <text:p text:style-name="P1"><text:s/>* os cards devem ser embaralhados;</text:p>
      <text:p text:style-name="P1"><text:s/>* o usuário não deve ver a possição dos elementos então substituir por algum caractere.</text:p>
      <text:p text:style-name="P1"><text:s/>* seve ser solicitado ao usuário que digite dois números entre 0 e 15 pois cada número vai coresponder a um elemento do array cards;</text:p>
      <text:p text:style-name="P1"><text:s/>* quando digitado os números deve-se verificar se os números correspondem a elementos iguais do array;</text:p>
      <text:p text:style-name="P1"><text:s/>* se sim devem ser exibidos na tela se não nada acontece;</text:p>
      <text:p text:style-name="P1"><text:s/>* o game deve terminar quando todos os pares forem encontrados;</text:p>
      <text:p text:style-name="P1"><text:s/>* o game deve ser multiplay e indicar de quem é a vez;</text:p>
      <text:p text:style-name="P1"><text:s/>* o game deve contabilizar a pontuação de cada jogador;</text:p>
      <text:p text:style-name="P1"><text:s/>*/</text:p>
      <text:p text:style-name="Standard"/>
      <text:p text:style-name="Standard"/>
      <text:p text:style-name="Standard"/>
      <text:p text:style-name="Standard"/>
      <text:p text:style-name="P2">//Indica ao usuário o que deve ser feito.<text:span text:style-name="T6">{</text:span></text:p>
      <text:p text:style-name="Standard">console.log('As seguintes letras (A, B, C, D, E, F, G, H) tem seus respectivos pares e todas tem um número correspondente que estão entre 0 e 15');</text:p>
      <text:p text:style-name="Standard">console.log ('Digite dois números que correspondam a letras iguais')</text:p>
      <text:p text:style-name="P3">}</text:p>
      <text:p text:style-name="P3"/>
      <text:p text:style-name="P4">//função memorygame é nela que roda todo o game.</text:p>
      <text:p text:style-name="Standard"><text:span text:style-name="T4">function memoryGame</text:span>() <text:span text:style-name="T5">{</text:span></text:p>
      <text:p text:style-name="Standard"><text:span text:style-name="T28">=&gt;</text:span> <text:s text:c="3"/><text:span text:style-name="T5">let </text:span><text:span text:style-name="T9">deck </text:span><text:span text:style-name="T2">= [</text:span>'A', 'B', 'C', 'D', 'E', 'F', 'G', 'H', 'A', 'B', 'C', 'D', 'E', 'F', 'G', 'H'<text:span text:style-name="T2">];//Criado array deck com 8 pares de letras</text:span></text:p>
      <text:p text:style-name="Standard"><text:span text:style-name="T2"/></text:p>
      <text:p text:style-name="Standard"><text:span text:style-name="T28">=&gt;</text:span> <text:s text:c="2"/><text:span text:style-name="T5"><text:s/>let </text:span><text:span text:style-name="T9">displayDeck</text:span> = deck.reduce((acc, card) =&gt; acc.concat('*'), [])/<text:span text:style-name="T2">/Cria um novo array chamado displayDeck que substitui cada elemento do array//deck por *.</text:span></text:p>
      <text:p text:style-name="Standard"/>
      <text:p text:style-name="P6"><text:s text:c="3"/><text:span text:style-name="T12"><text:s/>//Embaralha os elementos do array.</text:span></text:p>
      <text:p text:style-name="P5"><text:s text:c="4"/>const shuffle = (array) =&gt; {</text:p>
      <text:p text:style-name="P5"><text:s text:c="8"/>var currentIndex = array.length, temporaryValue, randomIndex;</text:p>
      <text:p text:style-name="P5"/>
      <text:p text:style-name="P5"><text:s text:c="8"/>// While there remain elements to shuffle...</text:p>
      <text:p text:style-name="P5"><text:s text:c="8"/>while (0 !== currentIndex) {</text:p>
      <text:p text:style-name="P5"/>
      <text:p text:style-name="P5"><text:s text:c="12"/>// Pick a remaining element...</text:p>
      <text:p text:style-name="P5"><text:s text:c="12"/>randomIndex = Math.floor(Math.random() * currentIndex);//faz o cálculo de números aleatórios</text:p>
      <text:p text:style-name="P5"><text:s text:c="12"/>currentIndex -= 1;</text:p>
      <text:p text:style-name="P5"/>
      <text:p text:style-name="P5"><text:s text:c="12"/>// And swap it with the current element.</text:p>
      <text:p text:style-name="P5"><text:s text:c="12"/>temporaryValue = array[currentIndex];</text:p>
      <text:p text:style-name="P5"><text:s text:c="12"/>array[currentIndex] = array[randomIndex];</text:p>
      <text:p text:style-name="P5"><text:s text:c="12"/>array[randomIndex] = temporaryValue;</text:p>
      <text:p text:style-name="P5"><text:s text:c="8"/>}</text:p>
      <text:p text:style-name="P5"><text:soft-page-break/></text:p>
      <text:p text:style-name="P5"><text:s text:c="8"/>return array;</text:p>
      <text:p text:style-name="P5"><text:s text:c="4"/>}</text:p>
      <text:p text:style-name="P5">--------------------------------------------------------------------------------------------------------------------------</text:p>
      <text:p text:style-name="P5"/>
      <text:p text:style-name="Standard"><text:s text:c="2"/><text:span text:style-name="T3"><text:s text:c="2"/>//Variáveis que recebem um determinado valor</text:span></text:p>
      <text:p text:style-name="Standard"><text:s text:c="4"/><text:span text:style-name="T2">const </text:span><text:span text:style-name="T12">shuffledDeck</text:span> = <text:span text:style-name="T27">shuffle(deck);</text:span>// a constante <text:span text:style-name="T12">shuffledDeck</text:span> recebe o array deck embaralhado.</text:p>
      <text:p text:style-name="Standard"><text:s text:c="4"/><text:span text:style-name="T2">let</text:span> runGame = true;</text:p>
      <text:p text:style-name="Standard"><text:s text:c="2"/><text:span text:style-name="T2"><text:s text:c="2"/>let </text:span>attempts = 0;</text:p>
      <text:p text:style-name="Standard"><text:s text:c="2"/><text:span text:style-name="T2"><text:s text:c="2"/>let </text:span>turn = true;</text:p>
      <text:p text:style-name="Standard"><text:s text:c="3"/></text:p>
      <text:p text:style-name="Standard"><text:s text:c="4"/>const players = { 1: { points: 0 }, 2: { points: 0 }};</text:p>
      <text:p text:style-name="Standard"><text:s text:c="4"/>let currentPlayer = 1;</text:p>
      <text:p text:style-name="Standard"><text:s text:c="4"/>var {1:{points}}= players;</text:p>
      <text:p text:style-name="Standard"><text:s text:c="4"/>console.log(players);</text:p>
      <text:p text:style-name="Standard"/>
      <text:p text:style-name="Standard"><text:s text:c="4"/>while(runGame) {</text:p>
      <text:p text:style-name="Standard"><text:s text:c="8"/>let newDeck = [...displayDeck]; <text:span text:style-name="T5">//Cria uma cópia do deck original</text:span></text:p>
      <text:p text:style-name="Standard"><text:s text:c="8"/>console.log(newDeck)</text:p>
      <text:p text:style-name="Standard"><text:s text:c="8"/><text:span text:style-name="T5">var </text:span><text:span text:style-name="T16">readlineSync </text:span>= <text:span text:style-name="T19">require</text:span><text:span text:style-name="T20">('readline-sync');</text:span>//Importa a biblioteca <text:s/>readlineSyn cpara este documento de texto.</text:p>
      <text:p text:style-name="Standard"><text:s text:c="7"/><text:span text:style-name="T5"><text:s/>const </text:span><text:span text:style-name="T22">checkCards </text:span>= (firstNumber, secondNumber) =&gt; {//checkCards recebe firstNUmber e secondNumber e retorna a função de</text:p>
      <text:p text:style-name="Standard"><text:s text:c="12"/>/<text:span text:style-name="T8">/verificar se os números digitados são diferentes e se os elementos são iguais.</text:span></text:p>
      <text:p text:style-name="Standard"><text:s text:c="12"/>return firstNumber !== secondNumber <text:span text:style-name="T23">&amp;&amp; </text:span><text:span text:style-name="T26">shuffledDeck</text:span>[firstNumber] === <text:span text:style-name="T12">shuffledDeck</text:span>[secondNumber]</text:p>
      <text:p text:style-name="Standard"><text:s text:c="8"/>}</text:p>
      <text:p text:style-name="Standard"/>
      <text:p text:style-name="Standard"/>
      <text:p text:style-name="Standard"><text:s text:c="8"/>//É aqui que <text:s/><text:span text:style-name="T12">firstNumber é convertido em número </text:span>e apos isso substitui o parametro entre [] de newDeck.</text:p>
      <text:p text:style-name="Standard"><text:s text:c="6"/><text:span text:style-name="T5"><text:s text:c="2"/>const </text:span>firstNumber = <text:span text:style-name="T9">Number</text:span>(readlineSync.question('Primeiro Número:\n')) //converte para Number</text:p>
      <text:p text:style-name="Standard"><text:s text:c="8"/>newDeck[firstNumber] = shuffledDeck[firstNumber]//verifica se o primeiro número é igual ao primeiro elemento de shuffledDeck</text:p>
      <text:p text:style-name="Standard"><text:s text:c="8"/>console.log(newDeck)//imprimi na tela newDeck.</text:p>
      <text:p text:style-name="Standard"/>
      <text:p text:style-name="Standard"><text:s text:c="8"/>const secondNumber = Number(readlineSync.question('segundo Número:\n'))//FAz a mesma coisa que o const firstNumber</text:p>
      <text:p text:style-name="Standard"><text:s text:c="8"/>newDeck[secondNumber] = shuffledDeck[secondNumber]</text:p>
      <text:p text:style-name="Standard"><text:s text:c="8"/>console.log(newDeck)</text:p>
      <text:p text:style-name="Standard"/>
      <text:p text:style-name="Standard"><text:s text:c="7"/><text:span text:style-name="T2"><text:s/>//Tomada de decisão atribuição de valores</text:span></text:p>
      <text:p text:style-name="Standard"><text:s text:c="8"/>if (<text:span text:style-name="T22">checkCards</text:span>(firstNumber, secondNumber)) {</text:p>
      <text:p text:style-name="Standard"><text:s text:c="12"/>displayDeck[firstNumber] = shuffledDeck[firstNumber]//Substitui o * pelo elemento corespondente ao índice</text:p>
      <text:p text:style-name="Standard"><text:s text:c="12"/>displayDeck[secondNumber] = shuffledDeck[secondNumber]//Substitui o * pelo elemento corespondente ao índice</text:p>
      <text:p text:style-name="Standard"><text:s text:c="8"/>}</text:p>
      <text:p text:style-name="Standard"><text:soft-page-break/></text:p>
      <text:p text:style-name="Standard"/>
      <text:p text:style-name="Standard"><text:s text:c="8"/>//Tomada de decisão testa se ainda há * se sim continua se não retorna a mensagem 'Parabéns você ganhou'</text:p>
      <text:p text:style-name="Standard"><text:s text:c="8"/>if (displayDeck.filter((c) =&gt; c === '*').length === 0) {</text:p>
      <text:p text:style-name="Standard"><text:s text:c="12"/>if (1 &gt; 2) {</text:p>
      <text:p text:style-name="Standard"><text:s text:c="12"/>console.log( 'Parabêns, vocẽ ganhou!')</text:p>
      <text:p text:style-name="Standard"><text:s text:c="12"/>return runGame = false;</text:p>
      <text:p text:style-name="Standard"><text:s text:c="12"/>}</text:p>
      <text:p text:style-name="Standard"><text:s text:c="12"/>}</text:p>
      <text:p text:style-name="Standard"><text:s text:c="8"/>//Tomada de decisão testa se a quantidade de temtativas são &lt;100 e se os números são diferentes.</text:p>
      <text:p text:style-name="Standard"><text:s text:c="8"/>if (attempts &lt; 100 &amp;&amp; !checkCards(firstNumber, secondNumber)) {</text:p>
      <text:p text:style-name="Standard"><text:s text:c="12"/>attempts++;</text:p>
      <text:p text:style-name="Standard"><text:s text:c="8"/>}</text:p>
      <text:p text:style-name="Standard"><text:s text:c="8"/>//Tomada de decisão se ultrapassou mais de 100 tentativas retornar a mensagem 'você perdeu'</text:p>
      <text:p text:style-name="Standard"><text:s text:c="8"/>if (attempts &gt; 100) {</text:p>
      <text:p text:style-name="Standard"><text:s text:c="12"/>console.log('voce perdeu')</text:p>
      <text:p text:style-name="Standard"><text:s text:c="12"/>runGame = false</text:p>
      <text:p text:style-name="Standard"><text:s text:c="8"/>};</text:p>
      <text:p text:style-name="Standard"/>
      <text:p text:style-name="Standard"/>
      <text:p text:style-name="Standard"><text:s text:c="8"/>let counter = attempts;</text:p>
      <text:p text:style-name="Standard"><text:s text:c="8"/>console.log ('Turn:',counter);</text:p>
      <text:p text:style-name="Standard"/>
      <text:p text:style-name="Standard"><text:s text:c="8"/>if (firstNumber !== secondNumber &amp;&amp; shuffledDeck[firstNumber] === shuffledDeck[secondNumber]) {</text:p>
      <text:p text:style-name="Standard"><text:s text:c="12"/>console.log('PLAYER IS YOUR TURN!!!!!');</text:p>
      <text:p text:style-name="Standard"><text:s text:c="12"/>players[currentPlayer].points++;</text:p>
      <text:p text:style-name="Standard"><text:s text:c="8"/>}else if (firstNumber === secondNumber || shuffledDeck[firstNumber] !== shuffledDeck[secondNumber]) {</text:p>
      <text:p text:style-name="Standard"><text:s text:c="12"/>console.log ('NEXT PLAYER IS YOUR TURN!!!!!');</text:p>
      <text:p text:style-name="Standard"/>
      <text:p text:style-name="Standard"><text:s text:c="12"/>currentPlayer = currentPlayer === 1 ? 2 : 1;</text:p>
      <text:p text:style-name="Standard"><text:s text:c="12"/>console.log("Current: Player ", currentPlayer)</text:p>
      <text:p text:style-name="Standard"><text:s text:c="8"/>};</text:p>
      <text:p text:style-name="Standard"/>
      <text:p text:style-name="Standard"><text:s text:c="8"/>console.log(players);</text:p>
      <text:p text:style-name="Standard"><text:s text:c="6"/></text:p>
      <text:p text:style-name="Standard"/>
      <text:p text:style-name="Standard"><text:s text:c="8"/></text:p>
      <text:p text:style-name="Standard">// function play1(score) {</text:p>
      <text:p text:style-name="Standard">// return score = score + 1;</text:p>
      <text:p text:style-name="Standard">// };</text:p>
      <text:p text:style-name="Standard"/>
      <text:p text:style-name="Standard">// function x (a, b, c) {</text:p>
      <text:p text:style-name="Standard">// return c= (a+b);</text:p>
      <text:p text:style-name="Standard">// }</text:p>
      <text:p text:style-name="Standard"/>
      <text:p text:style-name="Standard"/>
      <text:p text:style-name="Standard"><text:soft-page-break/>// x (verificar, score, accumulate);</text:p>
      <text:p text:style-name="Standard"/>
      <text:p text:style-name="Standard"/>
      <text:p text:style-name="Standard"><text:s text:c="4"/>}//rungame</text:p>
      <text:p text:style-name="Standard"><text:span text:style-name="T5">}</text:span>//memoryGame</text:p>
      <text:p text:style-name="Standard"/>
      <text:p text:style-name="Standard"/>
      <text:p text:style-name="P7">memoryGame();//Chama a funçã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0:22:17.530121785</meta:creation-date>
    <dc:date>2020-11-18T10:40:25.910983985</dc:date>
    <meta:editing-duration>PT7M56S</meta:editing-duration>
    <meta:editing-cycles>1</meta:editing-cycles>
    <meta:document-statistic meta:table-count="0" meta:image-count="0" meta:object-count="0" meta:page-count="4" meta:paragraph-count="106" meta:word-count="690" meta:character-count="5468" meta:non-whitespace-character-count="4229"/>
    <meta:generator>LibreOffice/6.4.6.2$Linux_X86_64 LibreOffice_project/40$Build-2</meta:generator>
  </office:meta>
</office:document-meta>
</file>